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EA0000027545952823DA647837.png" manifest:media-type="image/png"/>
  <manifest:file-entry manifest:full-path="Pictures/10000201000004EA000004EA7EFAD8A38B139146.png" manifest:media-type="image/png"/>
  <manifest:file-entry manifest:full-path="Pictures/10000201000004EA000004EA66B58CCAA4DF9073.png" manifest:media-type="image/png"/>
  <manifest:file-entry manifest:full-path="Pictures/10000201000004EA000004EA9DD500D6C59D4E08.png" manifest:media-type="image/png"/>
  <manifest:file-entry manifest:full-path="Pictures/10000201000004EA000004EAB99045550CD48010.png" manifest:media-type="image/png"/>
  <manifest:file-entry manifest:full-path="Pictures/10000201000004EA000004EA8A112366AD3B644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stroke-linejoin="roun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407cm"/>
    </style:style>
    <style:style style:name="gr4" style:family="graphic" style:parent-style-name="standard">
      <style:graphic-properties draw:stroke="none" svg:stroke-color="#000000" draw:fill="none" draw:fill-color="#ffffff" fo:min-height="0.704cm"/>
    </style:style>
    <style:style style:name="gr5" style:family="graphic" style:parent-style-name="standard">
      <style:graphic-properties draw:stroke="none" svg:stroke-color="#000000" draw:fill="none" draw:fill-color="#ffffff" fo:min-height="0.739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606f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>
      <style:graphic-properties draw:stroke="none" svg:stroke-width="0.035cm" draw:stroke-linejoin="miter" draw:fill="solid" draw:fill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0000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12cm" svg:height="7.112cm" svg:x="11.925cm" svg:y="1.229cm">
          <draw:image xlink:href="Pictures/10000201000004EA000004EA8A112366AD3B6446.png" xlink:type="simple" xlink:show="embed" xlink:actuate="onLoad">
            <text:p/>
          </draw:image>
        </draw:frame>
        <draw:frame draw:style-name="gr2" draw:text-style-name="P1" draw:layer="layout" svg:width="4.572cm" svg:height="4.572cm" svg:x="1.373cm" svg:y="10.541cm">
          <draw:image xlink:href="Pictures/10000201000004EA000004EAB99045550CD48010.png" xlink:type="simple" xlink:show="embed" xlink:actuate="onLoad">
            <text:p/>
          </draw:image>
        </draw:frame>
        <draw:frame draw:style-name="gr2" draw:text-style-name="P1" draw:layer="layout" svg:width="4.572cm" svg:height="4.572cm" svg:x="6.072cm" svg:y="10.541cm">
          <draw:image xlink:href="Pictures/10000201000004EA000004EA9DD500D6C59D4E08.png" xlink:type="simple" xlink:show="embed" xlink:actuate="onLoad">
            <text:p/>
          </draw:image>
        </draw:frame>
        <draw:frame draw:style-name="gr2" draw:text-style-name="P1" draw:layer="layout" svg:width="4.572cm" svg:height="4.572cm" svg:x="11.152cm" svg:y="10.541cm">
          <draw:image xlink:href="Pictures/10000201000004EA000004EA66B58CCAA4DF9073.png" xlink:type="simple" xlink:show="embed" xlink:actuate="onLoad">
            <text:p/>
          </draw:image>
        </draw:frame>
        <draw:frame draw:style-name="gr2" draw:text-style-name="P1" draw:layer="layout" svg:width="4.572cm" svg:height="4.572cm" svg:x="15.851cm" svg:y="10.541cm">
          <draw:image xlink:href="Pictures/10000201000004EA000004EA7EFAD8A38B139146.png" xlink:type="simple" xlink:show="embed" xlink:actuate="onLoad">
            <text:p/>
          </draw:image>
        </draw:frame>
        <draw:frame draw:style-name="gr2" draw:text-style-name="P1" draw:layer="layout" svg:width="7.112cm" svg:height="3.454cm" svg:x="2.632cm" svg:y="3.678cm">
          <draw:image xlink:href="Pictures/10000201000004EA0000027545952823DA647837.png" xlink:type="simple" xlink:show="embed" xlink:actuate="onLoad">
            <text:p/>
          </draw:image>
        </draw:frame>
        <draw:frame draw:style-name="gr3" draw:text-style-name="P2" draw:layer="layout" svg:width="1.397cm" svg:height="1.657cm" svg:x="10.263cm" svg:y="4.525cm">
          <draw:text-box>
            <text:p><text:span text:style-name="T1">(b)</text:span></text:p>
          </draw:text-box>
        </draw:frame>
        <draw:frame draw:style-name="gr3" draw:text-style-name="P2" draw:layer="layout" svg:width="1.397cm" svg:height="1.657cm" svg:x="1.5cm" svg:y="4.531cm">
          <draw:text-box>
            <text:p><text:span text:style-name="T1">(a)</text:span></text:p>
          </draw:text-box>
        </draw:frame>
        <draw:frame draw:style-name="gr4" draw:text-style-name="P2" draw:layer="layout" svg:width="1.397cm" svg:height="0.954cm" svg:x="3.232cm" svg:y="15.004cm">
          <draw:text-box>
            <text:p><text:span text:style-name="T1">(c)</text:span></text:p>
          </draw:text-box>
        </draw:frame>
        <draw:frame draw:style-name="gr4" draw:text-style-name="P2" draw:layer="layout" svg:width="1.397cm" svg:height="0.954cm" svg:x="7.877cm" svg:y="14.998cm">
          <draw:text-box>
            <text:p><text:span text:style-name="T1">(d)</text:span></text:p>
          </draw:text-box>
        </draw:frame>
        <draw:frame draw:style-name="gr5" draw:text-style-name="P2" draw:layer="layout" svg:width="1.397cm" svg:height="0.989cm" svg:x="13.065cm" svg:y="15.004cm">
          <draw:text-box>
            <text:p><text:span text:style-name="T1">(e)</text:span></text:p>
          </draw:text-box>
        </draw:frame>
        <draw:frame draw:style-name="gr4" draw:text-style-name="P2" draw:layer="layout" svg:width="1.397cm" svg:height="0.954cm" svg:x="17.837cm" svg:y="15.004cm">
          <draw:text-box>
            <text:p><text:span text:style-name="T1">(f)</text:span></text:p>
          </draw:text-box>
        </draw:frame>
        <draw:line draw:style-name="gr6" draw:text-style-name="P1" draw:layer="layout" svg:x1="2.126cm" svg:y1="8.701cm" svg:x2="5.256cm" svg:y2="8.701cm">
          <text:p/>
        </draw:line>
        <draw:line draw:style-name="gr6" draw:text-style-name="P1" draw:layer="layout" svg:x1="2.241cm" svg:y1="10.2cm" svg:x2="5.371cm" svg:y2="10.2cm">
          <text:p/>
        </draw:line>
        <draw:line draw:style-name="gr7" draw:text-style-name="P1" draw:layer="layout" svg:x1="2.241cm" svg:y1="8.701cm" svg:x2="3.168cm" svg:y2="10.2cm">
          <text:p/>
        </draw:line>
        <draw:line draw:style-name="gr8" draw:text-style-name="P1" draw:layer="layout" svg:x1="4.146cm" svg:y1="10.2cm" svg:x2="4.842cm" svg:y2="8.701cm">
          <text:p/>
        </draw:line>
        <draw:line draw:style-name="gr9" draw:text-style-name="P1" draw:layer="layout" svg:x1="4.494cm" svg:y1="8.701cm" svg:x2="3.798cm" svg:y2="10.2cm">
          <text:p/>
        </draw:line>
        <draw:g>
          <svg:title>TexMaths</svg:title>
          <svg:desc>12§display§\boldsymbol{\psi}^P§svg§600§FALSE§</svg:desc>
          <draw:polygon draw:style-name="gr10" draw:text-style-name="P3" draw:layer="layout" svg:width="0.595cm" svg:height="0.472cm" svg:x="3.45cm" svg:y="9.05cm" svg:viewBox="0 0 596 473" draw:points="297,473 0,473 0,0 596,0 596,473">
            <text:p/>
          </draw:polygon>
          <draw:path draw:style-name="gr11" draw:text-style-name="P4" draw:layer="layout" svg:width="0.295cm" svg:height="0.379cm" svg:x="3.463cm" svg:y="9.147cm" svg:viewBox="0 0 296 380" svg:d="M221 14c1-6 1-6 1-8 0-6-5-6-10-6-8 0-8 1-11 10l-67 271c-43-5-48-28-48-44 0-10 2-22 21-71 6-16 7-18 7-25 0-25-25-39-48-39-44 0-66 58-66 66 0 6 6 6 10 6 6 0 8 0 10-5 14-46 36-51 44-51 2 0 7 0 7 8 0 11-5 21-10 34-14 37-21 59-21 73 0 55 66 61 85 64 3 0 5 1 5 1 0 1-9 31-9 35-3 13-11 39-11 41 0 6 6 6 11 6 7 0 9 0 10-9l19-73c63 0 111-47 132-90 5-11 14-46 14-67 0-39-27-39-29-39-15 0-31 17-31 33 0 12 9 16 12 19 17 9 22 17 22 26 0 27-47 101-117 102z">
            <text:p/>
          </draw:path>
          <draw:path draw:style-name="gr11" draw:text-style-name="P4" draw:layer="layout" svg:width="0.226cm" svg:height="0.202cm" svg:x="3.806cm" svg:y="9.049cm" svg:viewBox="0 0 227 203" svg:d="M80 110h54c49 0 93-31 93-63 0-25-26-47-65-47h-104c-6 0-10 0-10 6 0 5 4 5 10 5 4 0 6 0 12 0 6 1 6 1 6 5 0 0 0 2-2 6l-39 157c-3 11-3 13-27 13-4 0-8 0-8 7 0 0 0 4 5 4 8 0 30-1 38-1 5 0 16 0 21 0 6 1 13 1 19 1 1 0 6 0 6-6 0-5-4-5-10-5 0 0-6 0-11 0-7-1-7-2-7-5 0 0 0-2 1-7zM102 20c2-8 2-9 14-9h35c28 0 44 8 44 29 0 9-2 33-18 46-10 10-27 15-49 15h-46z">
            <text:p/>
          </draw:path>
        </draw:g>
        <draw:g>
          <svg:title>TexMaths</svg:title>
          <svg:desc>12§display§\boldsymbol{ \mathbf{\hat{u}}}^{PP}§svg§600§FALSE§</svg:desc>
          <draw:polygon draw:style-name="gr10" draw:text-style-name="P3" draw:layer="layout" svg:width="0.789cm" svg:height="0.39cm" svg:x="4.61cm" svg:y="9.532cm" svg:viewBox="0 0 790 391" draw:points="395,391 0,391 0,0 790,0 790,391">
            <text:p/>
          </draw:polygon>
          <draw:polygon draw:style-name="gr11" draw:text-style-name="P4" draw:layer="layout" svg:width="0.132cm" svg:height="0.07cm" svg:x="4.678cm" svg:y="9.629cm" svg:viewBox="0 0 133 71" draw:points="67,0 0,54 12,71 67,35 121,71 133,54">
            <text:p/>
          </draw:polygon>
          <draw:path draw:style-name="gr11" draw:text-style-name="P4" draw:layer="layout" svg:width="0.24cm" svg:height="0.192cm" svg:x="4.629cm" svg:y="9.733cm" svg:viewBox="0 0 241 193" svg:d="M167 161v32l74-2v-19c-26 0-28 0-28-17v-155l-79 4v19c27 0 30 0 30 17v81c0 35-21 58-52 58-33 0-34-11-34-34v-145l-78 4v19c26 0 29 0 29 17v99c0 45 35 54 77 54 10 0 42 0 61-32z">
            <text:p/>
          </draw:path>
          <draw:path draw:style-name="gr11" draw:text-style-name="P4" draw:layer="layout" svg:width="0.226cm" svg:height="0.202cm" svg:x="4.901cm" svg:y="9.531cm" svg:viewBox="0 0 227 203" svg:d="M80 110h54c50 0 93-31 93-63 0-25-25-47-65-47h-104c-6 0-10 0-10 6 0 5 4 5 10 5 4 0 6 0 12 0 6 1 6 1 6 5 0 0 0 2-2 6l-39 157c-3 11-3 13-27 13-4 0-8 0-8 7 0 0 0 4 5 4 8 0 30-1 38-1 5 0 16 0 21 0 6 1 13 1 19 1 1 0 6 0 6-6 0-5-4-5-10-5 0 0-6 0-11 0-7-1-7-2-7-5 0 0 0-2 1-7zM102 20c2-8 2-9 14-9h35c28 0 45 8 45 29 0 9-3 33-18 46-11 10-28 15-50 15h-46z">
            <text:p/>
          </draw:path>
          <draw:path draw:style-name="gr11" draw:text-style-name="P4" draw:layer="layout" svg:width="0.226cm" svg:height="0.202cm" svg:x="5.16cm" svg:y="9.531cm" svg:viewBox="0 0 227 203" svg:d="M80 110h54c50 0 93-31 93-63 0-25-25-47-65-47h-104c-6 0-10 0-10 6 0 5 4 5 10 5 4 0 6 0 12 0 6 1 6 1 6 5 0 0 0 2-2 6l-39 157c-3 11-3 13-27 13-4 0-8 0-8 7 0 0 0 4 5 4 8 0 30-1 38-1 5 0 16 0 21 0 6 1 13 1 19 1 1 0 6 0 6-6 0-5-4-5-10-5 0 0-6 0-11 0-7-1-7-2-7-5 0 0 0-2 1-7zM102 20c2-8 2-9 14-9h35c28 0 45 8 45 29 0 9-3 33-18 46-11 10-28 15-50 15h-46z">
            <text:p/>
          </draw:path>
        </draw:g>
        <draw:g>
          <svg:title>TexMaths</svg:title>
          <svg:desc>13§display§\quad \mathbf{u}^P§svg§600§FALSE§</svg:desc>
          <draw:polygon draw:style-name="gr10" draw:text-style-name="P3" draw:layer="layout" svg:width="0.572cm" svg:height="0.407cm" svg:x="2.12cm" svg:y="9.626cm" svg:viewBox="0 0 573 408" draw:points="286,408 0,408 0,0 573,0 573,408">
            <text:p/>
          </draw:polygon>
          <draw:path draw:style-name="gr11" draw:text-style-name="P4" draw:layer="layout" svg:width="0.26cm" svg:height="0.208cm" svg:x="2.141cm" svg:y="9.827cm" svg:viewBox="0 0 261 209" svg:d="M181 174v35l80-2v-21c-28 0-31 0-31-18v-168l-84 4v21c28 0 32 0 32 18v88c0 38-23 63-57 63-35 0-37-12-37-37v-157l-84 4v21c29 0 31 0 31 18v108c0 48 38 58 83 58 12 0 46 0 67-35z">
            <text:p/>
          </draw:path>
          <draw:path draw:style-name="gr11" draw:text-style-name="P4" draw:layer="layout" svg:width="0.245cm" svg:height="0.219cm" svg:x="2.433cm" svg:y="9.625cm" svg:viewBox="0 0 246 220" svg:d="M87 120h59c53 0 100-34 100-69 0-28-28-51-71-51h-113c-6 0-10 0-10 7 0 5 4 5 10 5s7 0 13 0c7 1 7 1 7 5 0 0 0 3-1 6l-43 171c-3 12-3 14-29 14-5 0-9 0-9 8 0 0 0 4 5 4 9 0 33-1 42-1 5 0 17 0 22 0 6 1 14 1 21 1 1 0 6 0 6-7 0-5-4-5-10-5 0 0-7 0-12 0-8-1-8-2-8-5 0 0 0-3 2-8zM110 22c3-9 3-10 16-10h38c30 0 48 9 48 31 0 10-3 36-20 51-11 10-30 15-53 15h-51z">
            <text:p/>
          </draw:path>
        </draw:g>
        <draw:line draw:style-name="gr6" draw:text-style-name="P1" draw:layer="layout" svg:x1="6.825cm" svg:y1="8.701cm" svg:x2="10.061cm" svg:y2="8.701cm">
          <text:p/>
        </draw:line>
        <draw:line draw:style-name="gr6" draw:text-style-name="P1" draw:layer="layout" svg:x1="6.945cm" svg:y1="10.225cm" svg:x2="10.181cm" svg:y2="10.225cm">
          <text:p/>
        </draw:line>
        <draw:line draw:style-name="gr7" draw:text-style-name="P1" draw:layer="layout" svg:x1="6.945cm" svg:y1="8.701cm" svg:x2="7.904cm" svg:y2="10.225cm">
          <text:p/>
        </draw:line>
        <draw:line draw:style-name="gr8" draw:text-style-name="P1" draw:layer="layout" svg:x1="8.914cm" svg:y1="10.225cm" svg:x2="9.633cm" svg:y2="8.701cm">
          <text:p/>
        </draw:line>
        <draw:line draw:style-name="gr9" draw:text-style-name="P1" draw:layer="layout" svg:x1="9.273cm" svg:y1="8.701cm" svg:x2="8.554cm" svg:y2="10.225cm">
          <text:p/>
        </draw:line>
        <draw:g>
          <svg:title>TexMaths</svg:title>
          <svg:desc>12§display§\color{red}\boldsymbol{\psi}^{S}§svg§600§FALSE§</svg:desc>
          <draw:polygon draw:style-name="gr10" draw:text-style-name="P3" draw:layer="layout" svg:width="0.558cm" svg:height="0.471cm" svg:x="8.231cm" svg:y="9.051cm" svg:viewBox="0 0 559 472" draw:points="280,472 0,472 0,0 559,0 559,472">
            <text:p/>
          </draw:polygon>
          <draw:path draw:style-name="gr12" draw:text-style-name="P5" draw:layer="layout" svg:width="0.295cm" svg:height="0.378cm" svg:x="8.244cm" svg:y="9.148cm" svg:viewBox="0 0 296 379" svg:d="M221 14c1-6 1-6 1-8 0-6-5-6-10-6-8 0-8 1-10 10l-68 271c-43-5-48-28-48-45 0-9 2-21 21-71 6-15 7-18 7-25 0-24-25-38-48-38-44 0-66 57-66 66 0 6 6 6 10 6 6 0 8 0 10-5 14-47 36-51 44-51 2 0 7 0 7 8 0 11-5 20-10 33-14 38-21 59-21 74 0 55 66 61 85 63 3 0 5 1 5 1 0 2-9 32-9 35-3 13-11 40-11 41 0 6 6 6 11 6 7 0 9 0 10-9l19-73c64 0 112-46 132-90 5-10 14-45 14-67 0-38-27-38-28-38-16 0-32 17-32 32 0 12 9 17 12 19 17 10 22 17 22 27 0 26-47 101-116 102z">
            <text:p/>
          </draw:path>
          <draw:path draw:style-name="gr12" draw:text-style-name="P5" draw:layer="layout" svg:width="0.187cm" svg:height="0.214cm" svg:x="8.588cm" svg:y="9.045cm" svg:viewBox="0 0 188 215" svg:d="M188 4c0-2-1-4-3-4-1 0-3 0-6 4l-15 18c-10-17-30-22-48-22-42 0-79 34-79 68 0 4 1 16 10 27 11 12 21 15 42 19 5 2 20 5 25 6 10 2 28 9 28 31 0 24-26 53-60 53-26 0-58-10-58-42 0-4 1-10 2-16 0-1 0-1 0-1 0-4-3-4-4-4-4 0-5 0-6 6l-15 59c-1 1-1 4-1 5s1 4 4 4c2 0 2 0 6-5 3-4 12-12 14-16 16 17 40 21 58 21 44 0 80-39 80-74 0-13-5-25-12-32-10-11-14-12-53-20-6-3-15-4-19-5-7-2-19-11-19-28 0-22 26-46 57-46 32 0 47 18 47 46 0 4-1 10-1 14 0 3 4 3 5 3 5 0 5-1 6-6z">
            <text:p/>
          </draw:path>
        </draw:g>
        <draw:g>
          <svg:title>TexMaths</svg:title>
          <svg:desc>13§display§\quad \mathbf{u}^P§svg§600§FALSE§</svg:desc>
          <draw:polygon draw:style-name="gr10" draw:text-style-name="P3" draw:layer="layout" svg:width="0.572cm" svg:height="0.407cm" svg:x="6.818cm" svg:y="9.631cm" svg:viewBox="0 0 573 408" draw:points="286,408 0,408 0,0 573,0 573,408">
            <text:p/>
          </draw:polygon>
          <draw:path draw:style-name="gr11" draw:text-style-name="P4" draw:layer="layout" svg:width="0.26cm" svg:height="0.208cm" svg:x="6.839cm" svg:y="9.832cm" svg:viewBox="0 0 261 209" svg:d="M181 174v35l80-2v-21c-28 0-31 0-31-18v-168l-84 4v21c28 0 32 0 32 18v88c0 38-23 63-57 63-35 0-37-12-37-37v-157l-84 4v21c29 0 31 0 31 18v108c0 48 38 58 83 58 12 0 46 0 67-35z">
            <text:p/>
          </draw:path>
          <draw:path draw:style-name="gr11" draw:text-style-name="P4" draw:layer="layout" svg:width="0.245cm" svg:height="0.219cm" svg:x="7.131cm" svg:y="9.63cm" svg:viewBox="0 0 246 220" svg:d="M87 120h59c53 0 100-34 100-69 0-28-28-51-71-51h-113c-6 0-10 0-10 7 0 5 4 5 10 5s7 0 13 0c7 1 7 1 7 5 0 0 0 3-1 6l-43 171c-3 12-3 14-29 14-5 0-9 0-9 8 0 0 0 4 5 4 9 0 33-1 42-1 5 0 17 0 22 0 6 1 14 1 21 1 1 0 6 0 6-7 0-5-4-5-10-5 0 0-7 0-12 0-8-1-8-2-8-5 0 0 0-3 2-8zM110 22c3-9 3-10 16-10h38c30 0 48 9 48 31 0 10-3 36-20 51-11 10-30 15-53 15h-51z">
            <text:p/>
          </draw:path>
        </draw:g>
        <draw:line draw:style-name="gr6" draw:text-style-name="P1" draw:layer="layout" svg:x1="11.981cm" svg:y1="8.701cm" svg:x2="15.146cm" svg:y2="8.701cm">
          <text:p/>
        </draw:line>
        <draw:line draw:style-name="gr6" draw:text-style-name="P1" draw:layer="layout" svg:x1="12.098cm" svg:y1="10.2cm" svg:x2="15.263cm" svg:y2="10.2cm">
          <text:p/>
        </draw:line>
        <draw:line draw:style-name="gr7" draw:text-style-name="P1" draw:layer="layout" svg:x1="12.098cm" svg:y1="8.701cm" svg:x2="13.036cm" svg:y2="10.2cm">
          <text:p/>
        </draw:line>
        <draw:line draw:style-name="gr8" draw:text-style-name="P1" draw:layer="layout" svg:x1="14.023cm" svg:y1="10.2cm" svg:x2="14.726cm" svg:y2="8.701cm">
          <text:p/>
        </draw:line>
        <draw:line draw:style-name="gr9" draw:text-style-name="P1" draw:layer="layout" svg:x1="14.375cm" svg:y1="8.701cm" svg:x2="13.672cm" svg:y2="10.2cm">
          <text:p/>
        </draw:line>
        <draw:g>
          <svg:title>TexMaths</svg:title>
          <svg:desc>12§latex§\boldsymbol{\psi}^P§svg§600§FALSE§</svg:desc>
          <draw:polygon draw:style-name="gr10" draw:text-style-name="P3" draw:layer="layout" svg:width="0.595cm" svg:height="0.436cm" svg:x="13.32cm" svg:y="9.05cm" svg:viewBox="0 0 596 437" draw:points="297,437 0,437 0,0 596,0 596,437">
            <text:p/>
          </draw:polygon>
          <draw:path draw:style-name="gr11" draw:text-style-name="P4" draw:layer="layout" svg:width="0.295cm" svg:height="0.379cm" svg:x="13.333cm" svg:y="9.111cm" svg:viewBox="0 0 296 380" svg:d="M221 14c1-6 1-6 1-8 0-6-5-6-10-6-8 0-8 1-11 10l-67 271c-43-5-48-28-48-44 0-10 2-22 21-71 6-16 7-18 7-25 0-24-25-39-48-39-44 0-66 58-66 66 0 6 6 6 10 6 6 0 8 0 10-5 14-46 36-51 44-51 2 0 7 0 7 8 0 11-5 21-10 34-14 37-21 59-21 73 0 55 66 61 85 64 3 0 5 1 5 1 0 1-9 31-9 35-3 13-11 39-11 41 0 6 6 6 11 6 7 0 9 0 10-9l19-73c63 0 111-47 132-90 5-11 14-46 14-67 0-39-27-39-29-39-15 0-31 17-31 33 0 12 9 16 12 19 17 9 22 17 22 26 0 27-47 101-117 102z">
            <text:p/>
          </draw:path>
          <draw:path draw:style-name="gr11" draw:text-style-name="P4" draw:layer="layout" svg:width="0.226cm" svg:height="0.202cm" svg:x="13.676cm" svg:y="9.049cm" svg:viewBox="0 0 227 203" svg:d="M80 111h54c49 0 93-32 93-64 0-25-26-47-65-47h-104c-6 0-10 0-10 6 0 5 4 5 10 5 4 0 6 0 12 0 6 1 6 1 6 5 0 0 0 2-2 6l-39 157c-3 11-3 13-27 13-4 0-8 0-8 7 0 0 0 4 5 4 8 0 30-1 38-1 5 0 16 0 21 0 6 1 13 1 19 1 1 0 6 0 6-6 0-5-4-5-10-5 0 0-6 0-11 0-7-1-7-2-7-5 0 0 0-2 1-7zM102 20c2-8 2-9 14-9h35c28 0 44 8 44 29 0 9-2 33-18 46-10 10-27 15-49 15h-46z">
            <text:p/>
          </draw:path>
        </draw:g>
        <draw:g>
          <svg:title>TexMaths</svg:title>
          <svg:desc>13§display§\quad \mathbf{u}^P§svg§600§FALSE§</svg:desc>
          <draw:polygon draw:style-name="gr10" draw:text-style-name="P3" draw:layer="layout" svg:width="0.572cm" svg:height="0.407cm" svg:x="11.974cm" svg:y="9.626cm" svg:viewBox="0 0 573 408" draw:points="286,408 0,408 0,0 573,0 573,408">
            <text:p/>
          </draw:polygon>
          <draw:path draw:style-name="gr11" draw:text-style-name="P4" draw:layer="layout" svg:width="0.26cm" svg:height="0.208cm" svg:x="11.995cm" svg:y="9.827cm" svg:viewBox="0 0 261 209" svg:d="M181 174v35l80-2v-21c-28 0-31 0-31-18v-168l-84 4v21c28 0 32 0 32 18v88c0 38-23 63-57 63-35 0-37-12-37-37v-157l-84 4v21c29 0 31 0 31 18v108c0 48 38 58 83 58 12 0 46 0 67-35z">
            <text:p/>
          </draw:path>
          <draw:path draw:style-name="gr11" draw:text-style-name="P4" draw:layer="layout" svg:width="0.245cm" svg:height="0.219cm" svg:x="12.287cm" svg:y="9.625cm" svg:viewBox="0 0 246 220" svg:d="M87 120h59c53 0 100-34 100-69 0-28-28-51-71-51h-113c-6 0-10 0-10 7 0 5 4 5 10 5s7 0 13 0c7 1 7 1 7 5 0 0 0 3-1 6l-43 171c-3 12-3 14-29 14-5 0-9 0-9 8 0 0 0 4 5 4 9 0 33-1 42-1 5 0 17 0 22 0 6 1 14 1 21 1 1 0 6 0 6-7 0-5-4-5-10-5 0 0-7 0-12 0-8-1-8-2-8-5 0 0 0-3 2-8zM110 22c3-9 3-10 16-10h38c30 0 48 9 48 31 0 10-3 36-20 51-11 10-30 15-53 15h-51z">
            <text:p/>
          </draw:path>
        </draw:g>
        <draw:line draw:style-name="gr6" draw:text-style-name="P1" draw:layer="layout" svg:x1="16.527cm" svg:y1="8.701cm" svg:x2="19.801cm" svg:y2="8.701cm">
          <text:p/>
        </draw:line>
        <draw:line draw:style-name="gr6" draw:text-style-name="P1" draw:layer="layout" svg:x1="16.648cm" svg:y1="10.25cm" svg:x2="19.922cm" svg:y2="10.25cm">
          <text:p/>
        </draw:line>
        <draw:line draw:style-name="gr7" draw:text-style-name="P1" draw:layer="layout" svg:x1="16.648cm" svg:y1="8.701cm" svg:x2="17.618cm" svg:y2="10.25cm">
          <text:p/>
        </draw:line>
        <draw:line draw:style-name="gr8" draw:text-style-name="P1" draw:layer="layout" svg:x1="18.64cm" svg:y1="10.25cm" svg:x2="19.368cm" svg:y2="8.701cm">
          <text:p/>
        </draw:line>
        <draw:line draw:style-name="gr9" draw:text-style-name="P1" draw:layer="layout" svg:x1="19.004cm" svg:y1="8.701cm" svg:x2="18.276cm" svg:y2="10.25cm">
          <text:p/>
        </draw:line>
        <draw:g>
          <svg:title>TexMaths</svg:title>
          <svg:desc>12§display§\color{red}\boldsymbol{\psi}^{S}§svg§600§FALSE§</svg:desc>
          <draw:polygon draw:style-name="gr10" draw:text-style-name="P3" draw:layer="layout" svg:width="0.558cm" svg:height="0.471cm" svg:x="17.947cm" svg:y="9.055cm" svg:viewBox="0 0 559 472" draw:points="280,472 0,472 0,0 559,0 559,472">
            <text:p/>
          </draw:polygon>
          <draw:path draw:style-name="gr12" draw:text-style-name="P5" draw:layer="layout" svg:width="0.295cm" svg:height="0.378cm" svg:x="17.96cm" svg:y="9.152cm" svg:viewBox="0 0 296 379" svg:d="M221 14c1-6 1-6 1-8 0-6-5-6-10-6-8 0-8 1-10 10l-68 271c-43-5-48-28-48-45 0-9 2-21 21-71 6-15 7-18 7-25 0-24-25-38-48-38-44 0-66 57-66 66 0 6 6 6 10 6 6 0 8 0 10-5 14-47 36-51 44-51 2 0 7 0 7 8 0 11-5 20-10 33-14 38-21 59-21 74 0 55 66 61 85 63 3 0 5 1 5 1 0 2-9 32-9 35-3 13-11 40-11 41 0 6 6 6 11 6 7 0 9 0 10-9l19-73c64 0 112-46 132-90 5-10 14-45 14-67 0-38-27-38-28-38-16 0-32 17-32 32 0 12 9 17 12 19 17 10 22 17 22 27 0 26-47 101-116 102z">
            <text:p/>
          </draw:path>
          <draw:path draw:style-name="gr12" draw:text-style-name="P5" draw:layer="layout" svg:width="0.187cm" svg:height="0.214cm" svg:x="18.304cm" svg:y="9.049cm" svg:viewBox="0 0 188 215" svg:d="M188 4c0-2-1-4-3-4-1 0-3 0-6 4l-15 18c-10-17-30-22-48-22-42 0-79 34-79 68 0 4 1 16 10 27 11 12 21 15 42 19 5 2 20 5 25 6 10 2 28 9 28 31 0 24-26 53-60 53-26 0-58-10-58-42 0-4 1-10 2-16 0-1 0-1 0-1 0-4-3-4-4-4-4 0-5 0-6 6l-15 59c-1 1-1 4-1 5s1 4 4 4c2 0 2 0 6-5 3-4 12-12 14-16 16 17 40 21 58 21 44 0 80-39 80-74 0-13-5-25-12-32-10-11-14-12-53-20-6-3-15-4-19-5-7-2-19-11-19-28 0-22 26-46 57-46 32 0 47 18 47 46 0 4-1 10-1 14 0 3 4 3 5 3 5 0 5-1 6-6z">
            <text:p/>
          </draw:path>
        </draw:g>
        <draw:g>
          <svg:title>TexMaths</svg:title>
          <svg:desc>13§display§\quad \mathbf{u}^P§svg§600§FALSE§</svg:desc>
          <draw:polygon draw:style-name="gr10" draw:text-style-name="P3" draw:layer="layout" svg:width="0.572cm" svg:height="0.407cm" svg:x="16.52cm" svg:y="9.631cm" svg:viewBox="0 0 573 408" draw:points="286,408 0,408 0,0 573,0 573,408">
            <text:p/>
          </draw:polygon>
          <draw:path draw:style-name="gr11" draw:text-style-name="P4" draw:layer="layout" svg:width="0.26cm" svg:height="0.208cm" svg:x="16.541cm" svg:y="9.832cm" svg:viewBox="0 0 261 209" svg:d="M181 174v35l80-2v-21c-28 0-31 0-31-18v-168l-84 4v21c28 0 32 0 32 18v88c0 38-23 63-57 63-35 0-37-12-37-37v-157l-84 4v21c29 0 31 0 31 18v108c0 48 38 58 83 58 12 0 46 0 67-35z">
            <text:p/>
          </draw:path>
          <draw:path draw:style-name="gr11" draw:text-style-name="P4" draw:layer="layout" svg:width="0.245cm" svg:height="0.219cm" svg:x="16.833cm" svg:y="9.63cm" svg:viewBox="0 0 246 220" svg:d="M87 120h59c53 0 100-34 100-69 0-28-28-51-71-51h-113c-6 0-10 0-10 7 0 5 4 5 10 5s7 0 13 0c7 1 7 1 7 5 0 0 0 3-1 6l-43 171c-3 12-3 14-29 14-5 0-9 0-9 8 0 0 0 4 5 4 9 0 33-1 42-1 5 0 17 0 22 0 6 1 14 1 21 1 1 0 6 0 6-7 0-5-4-5-10-5 0 0-7 0-12 0-8-1-8-2-8-5 0 0 0-3 2-8zM110 22c3-9 3-10 16-10h38c30 0 48 9 48 31 0 10-3 36-20 51-11 10-30 15-53 15h-51z">
            <text:p/>
          </draw:path>
        </draw:g>
        <draw:g>
          <svg:title>TexMaths</svg:title>
          <svg:desc>12§display§\boldsymbol{ \mathbf{\hat{u}}}^{PP}§svg§600§FALSE§</svg:desc>
          <draw:polygon draw:style-name="gr10" draw:text-style-name="P3" draw:layer="layout" svg:width="0.789cm" svg:height="0.39cm" svg:x="9.354cm" svg:y="9.535cm" svg:viewBox="0 0 790 391" draw:points="395,391 0,391 0,0 790,0 790,391">
            <text:p/>
          </draw:polygon>
          <draw:polygon draw:style-name="gr11" draw:text-style-name="P4" draw:layer="layout" svg:width="0.132cm" svg:height="0.07cm" svg:x="9.422cm" svg:y="9.632cm" svg:viewBox="0 0 133 71" draw:points="67,0 0,54 12,71 67,35 121,71 133,54">
            <text:p/>
          </draw:polygon>
          <draw:path draw:style-name="gr11" draw:text-style-name="P4" draw:layer="layout" svg:width="0.24cm" svg:height="0.192cm" svg:x="9.373cm" svg:y="9.736cm" svg:viewBox="0 0 241 193" svg:d="M167 161v32l74-2v-19c-26 0-28 0-28-17v-155l-79 4v19c27 0 30 0 30 17v81c0 35-21 58-52 58-33 0-34-11-34-34v-145l-78 4v19c26 0 29 0 29 17v99c0 45 35 54 77 54 10 0 42 0 61-32z">
            <text:p/>
          </draw:path>
          <draw:path draw:style-name="gr11" draw:text-style-name="P4" draw:layer="layout" svg:width="0.226cm" svg:height="0.202cm" svg:x="9.645cm" svg:y="9.534cm" svg:viewBox="0 0 227 203" svg:d="M80 110h54c50 0 93-31 93-63 0-25-25-47-65-47h-104c-6 0-10 0-10 6 0 5 4 5 10 5 4 0 6 0 12 0 6 1 6 1 6 5 0 0 0 2-2 6l-39 157c-3 11-3 13-27 13-4 0-8 0-8 7 0 0 0 4 5 4 8 0 30-1 38-1 5 0 16 0 21 0 6 1 13 1 19 1 1 0 6 0 6-6 0-5-4-5-10-5 0 0-6 0-11 0-7-1-7-2-7-5 0 0 0-2 1-7zM102 20c2-8 2-9 14-9h35c28 0 45 8 45 29 0 9-3 33-18 46-11 10-28 15-50 15h-46z">
            <text:p/>
          </draw:path>
          <draw:path draw:style-name="gr11" draw:text-style-name="P4" draw:layer="layout" svg:width="0.226cm" svg:height="0.202cm" svg:x="9.904cm" svg:y="9.534cm" svg:viewBox="0 0 227 203" svg:d="M80 110h54c50 0 93-31 93-63 0-25-25-47-65-47h-104c-6 0-10 0-10 6 0 5 4 5 10 5 4 0 6 0 12 0 6 1 6 1 6 5 0 0 0 2-2 6l-39 157c-3 11-3 13-27 13-4 0-8 0-8 7 0 0 0 4 5 4 8 0 30-1 38-1 5 0 16 0 21 0 6 1 13 1 19 1 1 0 6 0 6-6 0-5-4-5-10-5 0 0-6 0-11 0-7-1-7-2-7-5 0 0 0-2 1-7zM102 20c2-8 2-9 14-9h35c28 0 45 8 45 29 0 9-3 33-18 46-11 10-28 15-50 15h-46z">
            <text:p/>
          </draw:path>
        </draw:g>
        <draw:g>
          <svg:title>TexMaths</svg:title>
          <svg:desc>12§display§\boldsymbol{ \mathbf{\hat{u}}}^{PS}§svg§600§FALSE§</svg:desc>
          <draw:polygon draw:style-name="gr10" draw:text-style-name="P3" draw:layer="layout" svg:width="0.751cm" svg:height="0.391cm" svg:x="14.462cm" svg:y="9.541cm" svg:viewBox="0 0 752 392" draw:points="375,392 0,392 0,0 752,0 752,392">
            <text:p/>
          </draw:polygon>
          <draw:polygon draw:style-name="gr11" draw:text-style-name="P4" draw:layer="layout" svg:width="0.132cm" svg:height="0.07cm" svg:x="14.53cm" svg:y="9.638cm" svg:viewBox="0 0 133 71" draw:points="67,0 0,54 12,71 67,35 121,71 133,54">
            <text:p/>
          </draw:polygon>
          <draw:path draw:style-name="gr11" draw:text-style-name="P4" draw:layer="layout" svg:width="0.24cm" svg:height="0.192cm" svg:x="14.481cm" svg:y="9.742cm" svg:viewBox="0 0 241 193" svg:d="M167 161v32l74-2v-19c-26 0-29 0-29-17v-155l-78 4v19c27 0 30 0 30 17v81c0 35-21 58-52 58-33 0-34-11-34-34v-145l-78 4v19c26 0 29 0 29 17v99c0 45 35 54 77 54 10 0 42 0 61-32z">
            <text:p/>
          </draw:path>
          <draw:path draw:style-name="gr11" draw:text-style-name="P4" draw:layer="layout" svg:width="0.226cm" svg:height="0.202cm" svg:x="14.752cm" svg:y="9.54cm" svg:viewBox="0 0 227 203" svg:d="M80 111h54c50 0 93-32 93-64 0-25-26-47-65-47h-104c-6 0-10 0-10 6 0 5 4 5 10 5 4 0 6 0 12 0 6 1 6 1 6 5 0 0 0 2-2 6l-39 157c-3 11-3 13-27 13-4 0-8 0-8 7 0 0 0 4 5 4 8 0 30-1 38-1 5 0 16 0 21 0 6 1 13 1 19 1 1 0 6 0 6-6 0-5-4-5-10-5 0 0-6 0-11 0-7-1-7-2-7-5 0 0 0-2 1-7zM102 20c2-8 2-9 14-9h35c28 0 44 8 44 29 0 9-2 33-17 46-11 10-28 15-50 15h-46z">
            <text:p/>
          </draw:path>
          <draw:path draw:style-name="gr11" draw:text-style-name="P4" draw:layer="layout" svg:width="0.187cm" svg:height="0.214cm" svg:x="15.013cm" svg:y="9.535cm" svg:viewBox="0 0 188 215" svg:d="M188 4c0-2-1-4-3-4-1 0-3 0-6 4l-15 18c-10-17-30-22-48-22-42 0-79 34-79 68 0 4 1 16 10 27 11 12 21 16 42 19 5 3 20 5 25 6 10 3 28 10 28 31 0 24-26 53-60 53-26 0-58-9-58-42 0-3 1-9 2-15 0-2 0-2 0-2 0-3-3-3-4-3-4 0-5 0-6 6l-15 59c-1 1-1 3-1 4 0 2 1 4 4 4 2 0 2 0 6-5 3-3 12-12 14-15 16 16 40 20 58 20 44 0 80-38 80-73 0-13-5-25-12-33-10-11-14-12-53-20-6-3-15-4-19-5-7-2-19-11-19-28 0-22 26-46 57-46 32 0 47 18 47 46 0 4-1 10-1 14 0 3 4 3 5 3 5 0 5-1 6-6z">
            <text:p/>
          </draw:path>
        </draw:g>
        <draw:g>
          <svg:title>TexMaths</svg:title>
          <svg:desc>12§display§\boldsymbol{ \mathbf{\hat{u}}}^{PS}§svg§600§FALSE§</svg:desc>
          <draw:polygon draw:style-name="gr10" draw:text-style-name="P3" draw:layer="layout" svg:width="0.751cm" svg:height="0.391cm" svg:x="19.044cm" svg:y="9.54cm" svg:viewBox="0 0 752 392" draw:points="375,392 0,392 0,0 752,0 752,392">
            <text:p/>
          </draw:polygon>
          <draw:polygon draw:style-name="gr11" draw:text-style-name="P4" draw:layer="layout" svg:width="0.132cm" svg:height="0.07cm" svg:x="19.112cm" svg:y="9.637cm" svg:viewBox="0 0 133 71" draw:points="67,0 0,54 12,71 67,35 121,71 133,54">
            <text:p/>
          </draw:polygon>
          <draw:path draw:style-name="gr11" draw:text-style-name="P4" draw:layer="layout" svg:width="0.24cm" svg:height="0.192cm" svg:x="19.063cm" svg:y="9.741cm" svg:viewBox="0 0 241 193" svg:d="M167 161v32l74-2v-19c-26 0-29 0-29-17v-155l-78 4v19c27 0 30 0 30 17v81c0 35-21 58-52 58-33 0-34-11-34-34v-145l-78 4v19c26 0 29 0 29 17v99c0 45 35 54 77 54 10 0 42 0 61-32z">
            <text:p/>
          </draw:path>
          <draw:path draw:style-name="gr11" draw:text-style-name="P4" draw:layer="layout" svg:width="0.226cm" svg:height="0.202cm" svg:x="19.334cm" svg:y="9.539cm" svg:viewBox="0 0 227 203" svg:d="M80 111h54c50 0 93-32 93-64 0-25-26-47-65-47h-104c-6 0-10 0-10 6 0 5 4 5 10 5 4 0 6 0 12 0 6 1 6 1 6 5 0 0 0 2-2 6l-39 157c-3 11-3 13-27 13-4 0-8 0-8 7 0 0 0 4 5 4 8 0 30-1 38-1 5 0 16 0 21 0 6 1 13 1 19 1 1 0 6 0 6-6 0-5-4-5-10-5 0 0-6 0-11 0-7-1-7-2-7-5 0 0 0-2 1-7zM102 20c2-8 2-9 14-9h35c28 0 44 8 44 29 0 9-2 33-17 46-11 10-28 15-50 15h-46z">
            <text:p/>
          </draw:path>
          <draw:path draw:style-name="gr11" draw:text-style-name="P4" draw:layer="layout" svg:width="0.187cm" svg:height="0.214cm" svg:x="19.595cm" svg:y="9.534cm" svg:viewBox="0 0 188 215" svg:d="M188 4c0-2-1-4-3-4-1 0-3 0-6 4l-15 18c-10-17-30-22-48-22-42 0-79 34-79 68 0 4 1 16 10 27 11 12 21 16 42 19 5 3 20 5 25 6 10 3 28 10 28 31 0 24-26 53-60 53-26 0-58-9-58-42 0-3 1-9 2-15 0-2 0-2 0-2 0-3-3-3-4-3-4 0-5 0-6 6l-15 59c-1 1-1 3-1 4 0 2 1 4 4 4 2 0 2 0 6-5 3-3 12-12 14-15 16 16 40 20 58 20 44 0 80-38 80-73 0-13-5-25-12-33-10-11-14-12-53-20-6-3-15-4-19-5-7-2-19-11-19-28 0-22 26-46 57-46 32 0 47 18 47 46 0 4-1 10-1 14 0 3 4 3 5 3 5 0 5-1 6-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7.0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tf </meta:initial-creator>
    <meta:creation-date>2017-06-28T10:56:21.726705145</meta:creation-date>
    <dc:date>2017-07-06T11:36:56.624893238</dc:date>
    <dc:creator>wangtf </dc:creator>
    <meta:editing-duration>PT21M21S</meta:editing-duration>
    <meta:editing-cycles>7</meta:editing-cycles>
    <meta:generator>LibreOffice/5.0.6.2$Linux_X86_64 LibreOffice_project/00$Build-2</meta:generator>
    <meta:document-statistic meta:object-count="88"/>
  </office:meta>
</office:document-meta>
</file>